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3cm" table:align="left" style:writing-mode="lr-tb"/>
    </style:style>
    <style:style style:name="Tabla1.A" style:family="table-column">
      <style:table-column-properties style:column-width="24.61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1.938cm" fo:keep-together="auto"/>
    </style:style>
    <style:style style:name="Tabla1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officeooo:rsid="00178a91" officeooo:paragraph-rsid="0019658b" style:font-size-asian="6pt" style:font-size-complex="6pt"/>
    </style:style>
    <style:style style:name="P3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6" style:family="paragraph" style:parent-style-name="Standard">
      <style:text-properties officeooo:rsid="000bb2b0" officeooo:paragraph-rsid="0019658b"/>
    </style:style>
    <style:style style:name="P7" style:family="paragraph" style:parent-style-name="Standard">
      <style:text-properties officeooo:rsid="000cd83f" officeooo:paragraph-rsid="0019658b"/>
    </style:style>
    <style:style style:name="P8" style:family="paragraph" style:parent-style-name="Standard">
      <style:text-properties officeooo:rsid="0012f279" officeooo:paragraph-rsid="0019658b"/>
    </style:style>
    <style:style style:name="P9" style:family="paragraph" style:parent-style-name="Standard">
      <style:text-properties officeooo:rsid="00178a91" officeooo:paragraph-rsid="0019658b"/>
    </style:style>
    <style:style style:name="P10" style:family="paragraph" style:parent-style-name="Standard">
      <style:text-properties officeooo:paragraph-rsid="0019658b"/>
    </style:style>
    <style:style style:name="P11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12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13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0cd83f"/>
    </style:style>
    <style:style style:name="T6" style:family="text">
      <style:text-properties officeooo:rsid="0012f279"/>
    </style:style>
    <style:style style:name="T7" style:family="text">
      <style:text-properties officeooo:rsid="000fda0a"/>
    </style:style>
    <style:style style:name="T8" style:family="text">
      <style:text-properties officeooo:rsid="0013f475"/>
    </style:style>
    <style:style style:name="T9" style:family="text">
      <style:text-properties officeooo:rsid="0019658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MODEL RELACIONAL</text:p>
          </table:table-cell>
        </table:table-row>
        <table:table-row table:style-name="Tabla1.2">
          <table:table-cell table:style-name="Tabla1.A2" office:value-type="string">
            <text:p text:style-name="P6">Create database if not exists mallorcaRent;</text:p>
            <text:p text:style-name="P6">use mallorcaRent;</text:p>
            <text:p text:style-name="P6"/>
            <text:p text:style-name="P6">create table if not exists allotjament(</text:p>
            <text:p text:style-name="P6">nom_comercial varchar(50),</text:p>
            <text:p text:style-name="P6">numero_registre int(11) primary key,</text:p>
            <text:p text:style-name="P6">descripcio_cat text,</text:p>
            <text:p text:style-name="P6">descripcio_esp text,</text:p>
            <text:p text:style-name="P6">descripcio_eng text,</text:p>
            <text:p text:style-name="P6">municipi varchar(50),</text:p>
            <text:p text:style-name="P6">adreca varchar(100),</text:p>
            <text:p text:style-name="P6">tipus_allotjament int(11),</text:p>
            <text:p text:style-name="P6">tipus_vacances int(11),</text:p>
            <text:p text:style-name="P6">categoria varchar(50),</text:p>
            <text:p text:style-name="P6">num_persones int(11),</text:p>
            <text:p text:style-name="P6">habitacions int(11),</text:p>
            <text:p text:style-name="P6">llits int(11),</text:p>
            <text:p text:style-name="P6">banys int(11),</text:p>
            <text:p text:style-name="P6">propietari varchar(50),</text:p>
            <text:p text:style-name="P6">serveis int(11)</text:p>
            <text:p text:style-name="P6">);</text:p>
            <text:p text:style-name="P6">create table if not exists fotografia(</text:p>
            <text:p text:style-name="P6">num_registre int(11) primary key,</text:p>
            <text:p text:style-name="P6"><text:soft-page-break/>nom varchar(50)</text:p>
            <text:p text:style-name="P6">);</text:p>
            <text:p text:style-name="P6">create table if not exists comentaris<text:span text:style-name="T5">(</text:span></text:p>
            <text:p text:style-name="P7">usuari varchar(50),</text:p>
            <text:p text:style-name="P7">allotjament int(11),</text:p>
            <text:p text:style-name="P7">comentari text,</text:p>
            <text:p text:style-name="P7">data date,</text:p>
            <text:p text:style-name="P7">hora time,</text:p>
            <text:p text:style-name="P7">primary key(usuari,allotjament)</text:p>
            <text:p text:style-name="P6"><text:span text:style-name="T5">);</text:span></text:p>
            <text:p text:style-name="P6">create table if not exists <text:span text:style-name="T5">municipi(</text:span></text:p>
            <text:p text:style-name="P7">poble varchar(50) primary key,</text:p>
            <text:p text:style-name="P7">illa varchar(50)</text:p>
            <text:p text:style-name="P6"><text:span text:style-name="T5">);</text:span></text:p>
            <text:p text:style-name="P6">create table if not exists <text:span text:style-name="T5">preus(</text:span></text:p>
            <text:p text:style-name="P10">categoria <text:span text:style-name="T5">varchar(50) primary key</text:span>,</text:p>
            <text:p text:style-name="P10">temporadaA <text:span text:style-name="T5">varchar(10)</text:span>,</text:p>
            <text:p text:style-name="P10">preuA <text:span text:style-name="T5">double</text:span>,</text:p>
            <text:p text:style-name="P10">temporadaB <text:span text:style-name="T5">varchar(10)</text:span>,</text:p>
            <text:p text:style-name="P10">preuB <text:span text:style-name="T5">double</text:span></text:p>
            <text:p text:style-name="P6"><text:span text:style-name="T5">);</text:span></text:p>
            <text:p text:style-name="P7">create table if not exists <text:span text:style-name="T6">reserves(</text:span></text:p>
            <text:p text:style-name="P10">allotjament int<text:span text:style-name="T5">(11) </text:span>,</text:p>
            <text:p text:style-name="P7"><text:span text:style-name="T6">client varchar(50),</text:span></text:p>
            <text:p text:style-name="P7"><text:span text:style-name="T6">entrada </text:span>date<text:span text:style-name="T6">,</text:span></text:p>
            <text:p text:style-name="P7"><text:span text:style-name="T6">sortida </text:span>date<text:span text:style-name="T6">,</text:span></text:p>
            <text:p text:style-name="P7"><text:span text:style-name="T6">preu </text:span>double<text:span text:style-name="T6">,</text:span></text:p>
            <text:p text:style-name="P7"><text:soft-page-break/><text:span text:style-name="T6">estat </text:span>boolean<text:span text:style-name="T6">,</text:span></text:p>
            <text:p text:style-name="P7"><text:span text:style-name="T6">dat</text:span>a date,</text:p>
            <text:p text:style-name="P7">primary key(allotjament,client)</text:p>
            <text:p text:style-name="P7">);</text:p>
            <text:p text:style-name="P8"><text:s/><text:span text:style-name="T7">create table if not exists </text:span>serveis(</text:p>
            <text:p text:style-name="P10">servei_cat varchar(50),</text:p>
            <text:p text:style-name="P10">servei_esp varchar(50),</text:p>
            <text:p text:style-name="P10">servei_eng varchar(50),</text:p>
            <text:p text:style-name="P10"><text:span text:style-name="T7">i</text:span>d int(11) primary key</text:p>
            <text:p text:style-name="P10">);</text:p>
            <text:p text:style-name="P10"/>
            <text:p text:style-name="P8"><text:s/><text:span text:style-name="T7">create table if not exists </text:span>tipus_allotjament(</text:p>
            <text:p text:style-name="P10"><text:span text:style-name="T6">allotjament_cat varchar(50),</text:span></text:p>
            <text:p text:style-name="P10"><text:span text:style-name="T6">allotajament_esp varchar(50),</text:span></text:p>
            <text:p text:style-name="P10"><text:span text:style-name="T6">allotjament_esp varchar(50),</text:span></text:p>
            <text:p text:style-name="P10">id int(11) primary key</text:p>
            <text:p text:style-name="P10"><text:span text:style-name="T6">);</text:span></text:p>
            <text:p text:style-name="P10"><text:span text:style-name="T6"><text:s/>create table if not exists traduccions(</text:span></text:p>
            <text:p text:style-name="P10">cat varchar(50) primary key,</text:p>
            <text:p text:style-name="P10">esp varchar(50),</text:p>
            <text:p text:style-name="P10">eng varchar(50)</text:p>
            <text:p text:style-name="P10">);</text:p>
            <text:p text:style-name="P8"><text:s/><text:span text:style-name="T7">create table if not exists usuaris(nom varchar(50),</text:span></text:p>
            <text:p text:style-name="P8"><text:span text:style-name="T7">llinatges varchar(50),</text:span></text:p>
            <text:p text:style-name="P10">dni varchar(50) primary key,</text:p>
            <text:p text:style-name="P8"><text:span text:style-name="T8">telefon int(11),</text:span></text:p>
            <text:p text:style-name="P8"><text:span text:style-name="T8">email varchar(50),</text:span></text:p>
            <text:p text:style-name="P8"><text:soft-page-break/><text:span text:style-name="T8">password varchar(50),</text:span></text:p>
            <text:p text:style-name="P8"><text:span text:style-name="T8">admin boolean</text:span></text:p>
            <text:p text:style-name="P8"><text:span text:style-name="T8">);</text:span></text:p>
            <text:p text:style-name="P10"><text:s/>create table if not exists vacances(</text:p>
            <text:p text:style-name="P10">desc_cat varchar(50),</text:p>
            <text:p text:style-name="P10">desc_esp varchar(50),</text:p>
            <text:p text:style-name="P10">descp_eng varchar(50),</text:p>
            <text:p text:style-name="P10">id int(11) primary key</text:p>
            <text:p text:style-name="P10">);</text:p>
            <text:p text:style-name="P9">alter table fotografia add foreign key(num_registre) REFERENCES allotjament(numero_registre);</text:p>
            <text:p text:style-name="P9">alter table comentaris add foreign key(usuari) references usuaris(dni);</text:p>
            <text:p text:style-name="P9">alter table comentaris add foreign key(allotjament) references allotjament(numero_registre);</text:p>
            <text:p text:style-name="P9">alter table reserves add foreign key(client) references usuaris(dni);</text:p>
            <text:p text:style-name="P9">alter table allotjament add foreign key(categoria) references preus(categoria);</text:p>
            <text:p text:style-name="P9">alter table allotjament add foreign key(municipi) references municipi(poble);</text:p>
            <text:p text:style-name="P9">alter table allotjament add foreign key(tipus_allotjament) references tipus_allotjament(id);</text:p>
            <text:p text:style-name="P9">alter table allotjament add foreign key(tipus_vacances) references vacances(id);</text:p>
            <text:p text:style-name="P9">alter table allotjament add foreign key(serveis) references serveis(id);</text:p>
            <text:p text:style-name="P2">alter table allotjament add foreign key(propietari) references usuaris(dni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9658b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3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</text:span>: <text:span text:style-name="MT2">Miguel Jesús Colom Palacios</text:span></text:p>
        <text:p text:style-name="MP3"><text:span text:style-name="MT1">Centre</text:span>: <text:span text:style-name="MT2">IES Pau casesnoves</text:span></text:p>
      </style:header>
      <style:footer>
        <text:p text:style-name="MP4"><text:span text:style-name="MT3">Campionat Balearskills Disseny Web 2018/19</text:span></text:p>
        <text:p text:style-name="MP5">DOC_C01 – Model Relacional.</text:p>
        <text:p text:style-name="MP6"><text:span text:style-name="Page_20_Number"><text:span text:style-name="MT4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6:38:11.908961738</dc:date>
    <meta:print-date>2011-12-12T12:04:00</meta:print-date>
    <meta:editing-cycles>18</meta:editing-cycles>
    <meta:editing-duration>PT1H49M53S</meta:editing-duration>
    <meta:document-statistic meta:table-count="1" meta:image-count="1" meta:object-count="0" meta:page-count="4" meta:paragraph-count="101" meta:word-count="329" meta:character-count="2725" meta:non-whitespace-character-count="2491"/>
    <meta:generator>LibreOffice/6.0.6.2$Linux_X86_64 LibreOffice_project/00m0$Build-2</meta:generator>
  </office:meta>
</office:document-meta>
</file>